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df3" officeooo:paragraph-rsid="00165df3"/>
    </style:style>
    <style:style style:name="P2" style:family="paragraph" style:parent-style-name="Standard">
      <style:text-properties officeooo:rsid="00165df3" officeooo:paragraph-rsid="00165df3"/>
    </style:style>
    <style:style style:name="P3" style:family="paragraph" style:parent-style-name="Standard">
      <style:text-properties officeooo:rsid="0017ffca" officeooo:paragraph-rsid="0017ffca"/>
    </style:style>
    <style:style style:name="P4" style:family="paragraph" style:parent-style-name="Standard">
      <style:text-properties fo:font-weight="bold" officeooo:rsid="0017ffca" officeooo:paragraph-rsid="0017ffca" style:font-weight-asian="bold" style:font-weight-complex="bold"/>
    </style:style>
    <style:style style:name="P5" style:family="paragraph" style:parent-style-name="Standard">
      <style:text-properties fo:font-weight="bold" officeooo:rsid="001856dc" officeooo:paragraph-rsid="001856dc" style:font-weight-asian="bold" style:font-weight-complex="bold"/>
    </style:style>
    <style:style style:name="P6" style:family="paragraph" style:parent-style-name="Standard">
      <style:text-properties fo:font-weight="bold" officeooo:rsid="0019d771" officeooo:paragraph-rsid="0019d771" style:font-weight-asian="bold" style:font-weight-complex="bold"/>
    </style:style>
    <style:style style:name="P7" style:family="paragraph" style:parent-style-name="Standard">
      <style:text-properties fo:font-weight="normal" officeooo:rsid="0017ffca" officeooo:paragraph-rsid="0017ffca" style:font-weight-asian="normal" style:font-weight-complex="normal"/>
    </style:style>
    <style:style style:name="P8" style:family="paragraph" style:parent-style-name="Standard">
      <style:text-properties fo:font-weight="normal" officeooo:rsid="001856dc" officeooo:paragraph-rsid="001856dc" style:font-weight-asian="normal" style:font-weight-complex="normal"/>
    </style:style>
    <style:style style:name="P9" style:family="paragraph" style:parent-style-name="Standard">
      <style:text-properties fo:font-weight="normal" officeooo:rsid="00188bcd" officeooo:paragraph-rsid="00188bcd" style:font-weight-asian="normal" style:font-weight-complex="normal"/>
    </style:style>
    <style:style style:name="P10" style:family="paragraph" style:parent-style-name="Standard">
      <style:text-properties fo:font-weight="normal" officeooo:rsid="0019d771" officeooo:paragraph-rsid="0019d771" style:font-weight-asian="normal" style:font-weight-complex="normal"/>
    </style:style>
    <style:style style:name="P11" style:family="paragraph" style:parent-style-name="Standard">
      <style:text-properties fo:font-weight="normal" officeooo:rsid="001af647" officeooo:paragraph-rsid="001af647" style:font-weight-asian="normal" style:font-weight-complex="normal"/>
    </style:style>
    <style:style style:name="P12" style:family="paragraph" style:parent-style-name="Standard">
      <style:text-properties fo:font-weight="normal" officeooo:rsid="001bcd4d" officeooo:paragraph-rsid="001bcd4d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7ffca" style:font-size-asian="14pt" style:font-size-complex="14pt"/>
    </style:style>
    <style:style style:name="T3" style:family="text">
      <style:text-properties officeooo:rsid="001856dc"/>
    </style:style>
    <style:style style:name="T4" style:family="text">
      <style:text-properties officeooo:rsid="00188bcd"/>
    </style:style>
    <style:style style:name="T5" style:family="text">
      <style:text-properties officeooo:rsid="0019d771"/>
    </style:style>
    <style:style style:name="T6" style:family="text">
      <style:text-properties officeooo:rsid="001af6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iar um banco de dados para a plicação</text:p>
      <text:p text:style-name="Standard"/>
      <text:p text:style-name="Standard">Descrição do Cliente</text:p>
      <text:p text:style-name="Standard"/>
      <text:p text:style-name="Standard">Eu sou dono de uma pequena empresa focada em vendas e preciso controlar meu estoque ou seja</text:p>
      <text:p text:style-name="Standard">armazenamento, entrada e saída de produtos no dia a dia, saber quantos produtos eu tenho de cada tipo etc.</text:p>
      <text:p text:style-name="Standard"/>
      <text:p text:style-name="P6">Anotações importantes</text:p>
      <text:p text:style-name="P10"><text:tab/>Atualizar o banco de dados com uma nova tabela para informações de produtos.</text:p>
      <text:p text:style-name="Standard"/>
      <text:p text:style-name="P1"><text:span text:style-name="T1">Tabela</text:span><text:span text:style-name="T2">s</text:span></text:p>
      <text:p text:style-name="P1"/>
      <text:p text:style-name="P4">Depósito</text:p>
      <text:p text:style-name="P3"/>
      <text:p text:style-name="P3">Numero de identificação : Interger, not null, <text:span text:style-name="T3">primary key.</text:span></text:p>
      <text:p text:style-name="P3">Tipo de de produto : Varchar (3), not null.</text:p>
      <text:p text:style-name="P3"/>
      <text:p text:style-name="P1"/>
      <text:p text:style-name="P4">Produto</text:p>
      <text:p text:style-name="P4"/>
      <text:p text:style-name="P7">Nome do produto : Varchar(<text:span text:style-name="T5">10</text:span>0), not null.</text:p>
      <text:p text:style-name="P7"><text:span text:style-name="T5">id_lote</text:span> : Interger not null, <text:span text:style-name="T5">foreign key.</text:span></text:p>
      <text:p text:style-name="P11">Data de Fabricação : Date, foreign Key.</text:p>
      <text:p text:style-name="P7">Data de validade : <text:span text:style-name="T6">Date, foreign key.</text:span></text:p>
      <text:p text:style-name="P8">Preço do produto : Decimal (10,2), not null.</text:p>
      <text:p text:style-name="P8"/>
      <text:p text:style-name="P5">Fornecedor </text:p>
      <text:p text:style-name="P5"/>
      <text:p text:style-name="P8">Nome : Varchar(50), not null.</text:p>
      <text:p text:style-name="P8">CNPJ : Char(14), not null, primary key.</text:p>
      <text:p text:style-name="P8">Estado : Char(2), not null.</text:p>
      <text:p text:style-name="P8">Cidade : Varchar(40), not null.</text:p>
      <text:p text:style-name="P8">Bairro : Varchar(60), not null.</text:p>
      <text:p text:style-name="P8">Rua : <text:s/>Varchar(80), not null.</text:p>
      <text:p text:style-name="P8">Número : Interger, not null.</text:p>
      <text:p text:style-name="P8">Telefone : Varchar(15), not null.</text:p>
      <text:p text:style-name="P8"/>
      <text:p text:style-name="P5">Lote</text:p>
      <text:p text:style-name="P5"/>
      <text:p text:style-name="P8">Número de lote : Varchar(50), not null, <text:span text:style-name="T4">primary key.</text:span></text:p>
      <text:p text:style-name="P8">Preço de lote : Decimal(10,2), not null.</text:p>
      <text:p text:style-name="P12">Data de fabricação : Date, not null.</text:p>
      <text:p text:style-name="P12">Data de validade : Date.</text:p>
      <text:p text:style-name="P9">Unidades no lote : Interger, not null.</text:p>
      <text:p text:style-name="P9">CPNJ do fornecedor : Char(14), not null, foreign ke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20:36:49.991718613</meta:creation-date>
    <dc:date>2023-04-18T19:05:53.509524457</dc:date>
    <meta:editing-duration>PT11M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207" meta:character-count="1184" meta:non-whitespace-character-count="1006"/>
  </office:meta>
</office:document-meta>
</file>